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CA" officeooo:paragraph-rsid="0011ebf5"/>
    </style:style>
    <style:style style:name="P2" style:family="paragraph" style:parent-style-name="Standard">
      <style:paragraph-properties fo:text-align="justify" style:justify-single-word="false"/>
      <style:text-properties officeooo:paragraph-rsid="0011ebf5"/>
    </style:style>
    <style:style style:name="P3" style:family="paragraph" style:parent-style-name="Standard">
      <style:paragraph-properties fo:text-align="justify" style:justify-single-word="false" fo:background-color="transparent">
        <style:background-image/>
      </style:paragraph-properties>
      <style:text-properties officeooo:paragraph-rsid="0026774e"/>
    </style:style>
    <style:style style:name="P4" style:family="paragraph" style:parent-style-name="Standard">
      <style:paragraph-properties fo:text-align="justify" style:justify-single-word="false" fo:background-color="transparent">
        <style:background-image/>
      </style:paragraph-properties>
      <style:text-properties officeooo:paragraph-rsid="0028adb2"/>
    </style:style>
    <style:style style:name="P5" style:family="paragraph" style:parent-style-name="Standard">
      <style:paragraph-properties fo:text-align="justify" style:justify-single-word="false"/>
      <style:text-properties fo:language="en" fo:country="CA" officeooo:rsid="002c5312" officeooo:paragraph-rsid="0033b92b"/>
    </style:style>
    <style:style style:name="P6" style:family="paragraph" style:parent-style-name="Standard">
      <style:paragraph-properties fo:text-align="justify" style:justify-single-word="false"/>
      <style:text-properties fo:language="en" fo:country="CA" officeooo:rsid="002c5312" officeooo:paragraph-rsid="0033bee3"/>
    </style:style>
    <style:style style:name="P7" style:family="paragraph" style:parent-style-name="Standard">
      <style:paragraph-properties fo:text-align="justify" style:justify-single-word="false"/>
      <style:text-properties fo:language="en" fo:country="CA" officeooo:rsid="002c5312" officeooo:paragraph-rsid="003484eb"/>
    </style:style>
    <style:style style:name="P8" style:family="paragraph" style:parent-style-name="Standard">
      <style:text-properties fo:language="en" fo:country="CA" officeooo:rsid="002c5312" officeooo:paragraph-rsid="002c5312"/>
    </style:style>
    <style:style style:name="P9" style:family="paragraph" style:parent-style-name="Standard">
      <style:paragraph-properties fo:text-align="justify" style:justify-single-word="false"/>
      <style:text-properties fo:language="en" fo:country="CA" officeooo:paragraph-rsid="000c214e"/>
    </style:style>
    <style:style style:name="P10" style:family="paragraph" style:parent-style-name="footnote_20_text" style:master-page-name="Converted5">
      <style:paragraph-properties style:page-number="auto"/>
      <style:text-properties fo:language="en" fo:country="CA"/>
    </style:style>
    <style:style style:name="P11" style:family="paragraph" style:parent-style-name="footnote_20_text" style:master-page-name="Converted6">
      <style:paragraph-properties style:page-number="auto"/>
      <style:text-properties fo:language="en" fo:country="CA"/>
    </style:style>
    <style:style style:name="P12" style:family="paragraph" style:parent-style-name="footnote_20_text" style:master-page-name="Converted7">
      <style:paragraph-properties style:page-number="auto"/>
      <style:text-properties fo:language="en" fo:country="CA"/>
    </style:style>
    <style:style style:name="T1" style:family="text">
      <style:text-properties fo:language="en" fo:country="CA"/>
    </style:style>
    <style:style style:name="T2" style:family="text">
      <style:text-properties fo:language="en" fo:country="CA" officeooo:rsid="0006e1ce"/>
    </style:style>
    <style:style style:name="T3" style:family="text">
      <style:text-properties fo:language="en" fo:country="CA" officeooo:rsid="00084be9"/>
    </style:style>
    <style:style style:name="T4" style:family="text">
      <style:text-properties fo:language="en" fo:country="CA" officeooo:rsid="000a0287"/>
    </style:style>
    <style:style style:name="T5" style:family="text">
      <style:text-properties fo:language="en" fo:country="CA" officeooo:rsid="000aa14f"/>
    </style:style>
    <style:style style:name="T6" style:family="text">
      <style:text-properties fo:language="en" fo:country="CA" officeooo:rsid="000c214e"/>
    </style:style>
    <style:style style:name="T7" style:family="text">
      <style:text-properties fo:language="en" fo:country="CA" officeooo:rsid="000d1892"/>
    </style:style>
    <style:style style:name="T8" style:family="text">
      <style:text-properties fo:language="en" fo:country="CA" officeooo:rsid="000ff37a"/>
    </style:style>
    <style:style style:name="T9" style:family="text">
      <style:text-properties fo:language="en" fo:country="CA" officeooo:rsid="0011553c"/>
    </style:style>
    <style:style style:name="T10" style:family="text">
      <style:text-properties fo:language="en" fo:country="CA" officeooo:rsid="0012810e"/>
    </style:style>
    <style:style style:name="T11" style:family="text">
      <style:text-properties fo:language="en" fo:country="CA" officeooo:rsid="0015b698"/>
    </style:style>
    <style:style style:name="T12" style:family="text">
      <style:text-properties fo:language="en" fo:country="CA" officeooo:rsid="001698e1"/>
    </style:style>
    <style:style style:name="T13" style:family="text">
      <style:text-properties fo:language="en" fo:country="CA" officeooo:rsid="00179431"/>
    </style:style>
    <style:style style:name="T14" style:family="text">
      <style:text-properties fo:language="en" fo:country="CA" officeooo:rsid="00197a01"/>
    </style:style>
    <style:style style:name="T15" style:family="text">
      <style:text-properties fo:language="en" fo:country="CA" officeooo:rsid="001d0c50"/>
    </style:style>
    <style:style style:name="T16" style:family="text">
      <style:text-properties fo:language="en" fo:country="CA" officeooo:rsid="001d0de1"/>
    </style:style>
    <style:style style:name="T17" style:family="text">
      <style:text-properties fo:language="en" fo:country="CA" officeooo:rsid="001ee106"/>
    </style:style>
    <style:style style:name="T18" style:family="text">
      <style:text-properties fo:language="en" fo:country="CA" officeooo:rsid="00205eec"/>
    </style:style>
    <style:style style:name="T19" style:family="text">
      <style:text-properties fo:language="en" fo:country="CA" officeooo:rsid="00232669"/>
    </style:style>
    <style:style style:name="T20" style:family="text">
      <style:text-properties fo:language="en" fo:country="CA" officeooo:rsid="0024015b"/>
    </style:style>
    <style:style style:name="T21" style:family="text">
      <style:text-properties fo:language="en" fo:country="CA" officeooo:rsid="0026774e"/>
    </style:style>
    <style:style style:name="T22" style:family="text">
      <style:text-properties fo:language="en" fo:country="CA" officeooo:rsid="00269c1a"/>
    </style:style>
    <style:style style:name="T23" style:family="text">
      <style:text-properties fo:language="en" fo:country="CA" officeooo:rsid="0026a76e"/>
    </style:style>
    <style:style style:name="T24" style:family="text">
      <style:text-properties fo:language="en" fo:country="CA" officeooo:rsid="0028adb2"/>
    </style:style>
    <style:style style:name="T25" style:family="text">
      <style:text-properties fo:language="en" fo:country="CA" officeooo:rsid="00298f07"/>
    </style:style>
    <style:style style:name="T26" style:family="text">
      <style:text-properties fo:language="en" fo:country="CA" officeooo:rsid="002a59b2"/>
    </style:style>
    <style:style style:name="T27" style:family="text">
      <style:text-properties fo:language="en" fo:country="CA" officeooo:rsid="0034b100"/>
    </style:style>
    <style:style style:name="T28" style:family="text">
      <style:text-properties officeooo:rsid="0033b92b"/>
    </style:style>
    <style:style style:name="T29" style:family="text">
      <style:text-properties fo:font-style="italic" officeooo:rsid="0033b92b" style:font-style-asian="italic" style:font-style-complex="italic"/>
    </style:style>
    <style:style style:name="T30" style:family="text">
      <style:text-properties fo:font-style="italic" officeooo:rsid="0033bee3" style:font-style-asian="italic" style:font-style-complex="italic"/>
    </style:style>
    <style:style style:name="T31" style:family="text">
      <style:text-properties fo:font-style="italic" officeooo:rsid="003484eb" style:font-style-asian="italic" style:font-style-complex="italic"/>
    </style:style>
    <style:style style:name="T32" style:family="text">
      <style:text-properties officeooo:rsid="0033bee3"/>
    </style:style>
    <style:style style:name="T33" style:family="text">
      <style:text-properties fo:font-style="normal" officeooo:rsid="0033bee3" style:font-style-asian="normal" style:font-style-complex="normal"/>
    </style:style>
    <style:style style:name="T34" style:family="text">
      <style:text-properties fo:font-style="normal" officeooo:rsid="003484eb"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any bacterial genera are responsible for causing diseases in a wide range of plant species, </text:span><text:span text:style-name="T6">and </text:span><text:span text:style-name="T7">if the <text:s/>the different levels of </text:span><text:span text:style-name="T15">the </text:span><text:span text:style-name="T7">host defense barriers are overcomed by the pathogen</text:span><text:span text:style-name="T6">, </text:span><text:span text:style-name="T15">the infection process can ultimately lead to the death of the plant.</text:span><text:span text:style-name="T8"> </text:span><text:span text:style-name="T15">This phenomenon </text:span><text:span text:style-name="T16">can </text:span><text:span text:style-name="T15">affect crop yield</text:span><text:span text:style-name="T1">, </text:span><text:span text:style-name="T8">which </text:span><text:span text:style-name="T27">automatically will</text:span><text:span text:style-name="T1"> translate into considerable economic loss. </text:span><text:span text:style-name="T6">On the other hand, i</text:span><text:span text:style-name="T1">n the context of challenges such as feeding a gro</text:span><text:span text:style-name="T9">w</text:span><text:span text:style-name="T1">ing world population, and the trend of emerging economies to consume more meat, where animal feed increases the consumption per capita of available food-crops, it is crucial that we identify ways to increase the productivity of crop fields. Therefore, being able to accurately record, explore, and query </text:span><text:span text:style-name="T3">biological data regarding </text:span><text:span text:style-name="T1">plant-pathogen interaction</text:span><text:span text:style-name="T3">s</text:span><text:span text:style-name="T1"> </text:span><text:span text:style-name="T2">is </text:span><text:span text:style-name="T1">a necessary step towards the improvement and protection of </text:span><text:span text:style-name="T4">these </text:span><text:span text:style-name="T5">i</text:span><text:span text:style-name="T4">mportant</text:span><text:span text:style-name="T1"> plant species [5, 22]. <text:s/></text:span><text:span text:style-name="T7">This issue continues being</text:span><text:span text:style-name="T1"> subject of intensive research worldwide. This is documented in hundreds of articles that focus on the biological consequences and </text:span><text:span text:style-name="T17">the </text:span><text:span text:style-name="T1">mechanisms of pathogenic </text:span><text:span text:style-name="T17">bacteria</text:span><text:span text:style-name="T1"> interactions </text:span><text:span text:style-name="T17">with their hosts</text:span><text:span text:style-name="T1">[30]. With modern high-throughput technologies, the amount and complexity of data and knowledge extracted from these studies is increasingly large [12, 20] and new information is unveiled every day. <text:s/>This is happening in parallel with development of new experimental research techniques, as well as the application of bioinformatics tools in this field[6, 19].</text:span></text:p>
      <text:p text:style-name="P1"/>
      <text:p text:style-name="P3"><text:span text:style-name="T10">Cer</text:span><text:span text:style-name="T1">tain semantics-oriented projects are particularly noteworthy as a result of their success in using semantics to aid in automated data <text:s/>integration from non-collaborating resources: the OBO foundry [27] </text:span><text:span text:style-name="T18">is </text:span><text:span text:style-name="T1">a collection of biomedical <text:s/>ontologies including Gene Ontology <text:s/>(GO) <text:s/>[10] and Cell Type Ontology <text:s/>[1]; Bio2RDF [3], an RDF warehouse of many of the most important Bioinformatics databases; and the W3C Semantic <text:s/>Web <text:s/>for Health <text:s/>Care <text:s/>and <text:s/>Life Sciences Interest <text:s/>Group</text:span><text:span text:style-name="T1"><text:note text:id="ftn1" text:note-class="footnote"><text:note-citation>1</text:note-citation><text:note-body><text:p text:style-name="P10">http://www.w3.org/blog/hcls/</text:p></text:note-body></text:note></text:span><text:span text:style-name="T1"> which has created several demonstrative linked-data warehouses. <text:s/>In the context of plant biotechnology and phytopathology, however, semantic technologies have been applied to only a limited number of domain resources. For example, the Plant Ontology Consortium developed the Plant Ontology</text:span><text:span text:style-name="T1"><text:note text:id="ftn2" text:note-class="footnote"><text:note-citation>2</text:note-citation><text:note-body><text:p text:style-name="P11">http://www.plantontology.org/</text:p></text:note-body></text:note></text:span><text:span text:style-name="T1"> platform [15] to describe the anatomy, morphology and developmental stages of plants. <text:s/>The Plant Trait Ontology [16], related to the Gramene project</text:span><text:span text:style-name="T1"><text:note text:id="ftn3" text:note-class="footnote"><text:note-citation>3</text:note-citation><text:note-body><text:p text:style-name="P12">http://www.gramene.org</text:p></text:note-body></text:note></text:span><text:span text:style-name="T1">, defines a vocabulary for describing the specific appearance or qualities of various plant anatomical structures. <text:s/></text:span><text:span text:style-name="T21">T</text:span><text:span text:style-name="T1">he Plant Disease Ontology (IDOPlant) [28], was modeled after the human Infectious Diseases Ontology (IDO) [8] to serve as a reference ontology that contained and covered any plant infectious disease. </text:span><text:span text:style-name="T19">Apart from IDOPlant, </text:span><text:span text:style-name="T1">the</text:span><text:span text:style-name="T21">re is another</text:span><text:span text:style-name="T1"> contribution directly related to </text:span><text:span text:style-name="T21">the plant-pathogenic bacteria area, </text:span><text:span text:style-name="T22">and is </text:span><text:span text:style-name="T1">the GO extension </text:span><text:span text:style-name="T11">for </text:span><text:span text:style-name="T12">description of the </text:span><text:span text:style-name="T1">Type III Effectors. </text:span><text:span text:style-name="T21">Effectors </text:span><text:span text:style-name="T1">are defined as </text:span><text:span text:style-name="T20">bacterial </text:span><text:span text:style-name="T1">specialized proteins that translocat</text:span><text:span text:style-name="T11">e</text:span><text:span text:style-name="T1"> into the host cell through a conserved secretion system, suppressing the plant defense mechanisms and therefore contributing to pathogenicity </text:span><text:span text:style-name="T13">and </text:span><text:span text:style-name="T1">the development of the disease [19]; this platform is part of the Plant-Associated Microbe Gene Ontology project (PAMGO). </text:span></text:p>
      <text:p text:style-name="P4"><text:span text:style-name="T23">Semantic technologies have proven extremely effective and have widely adopted in other branches of the life sciences community [11], as just discussed. However, Semantic Web technologies have not been extensively applied to the knowledge domain of plant-pathogenic bacteria to date. Despite t</text:span><text:span text:style-name="T1">he clear need for automation of data annotation, categorization, integration, interpretation, and quality-control, the data and knowledge in th</text:span><text:span text:style-name="T23">is</text:span><text:span text:style-name="T14"> </text:span><text:span text:style-name="T1">domain remains largely computationally opaque, limiting the utility and usability of these important datasets. Here we present the Plant Pathogen Interactions Ontology (PPIO), an ontological platform that integrates data related to plant pathology and physiology in the </text:span><text:span text:style-name="T25">con</text:span><text:span text:style-name="T1">text of pathogenic interactions. The aim of PPIO is to leverage this combined knowledge to assist in the interpretation of the phenotypic responses that result from plant-pathogen</text:span><text:span text:style-name="T26">ic bacteria</text:span><text:span text:style-name="T1"> interactions. This platform offers an axiomatic scaffold (Figure 1) into which biologically relevant data can be embedded in a precise and computationally-effective accessible manner. PPIO will make it possible for users to pose, and answer, questions </text:span><text:span text:style-name="T24">like </text:span><text:span text:style-name="T1">the following ones and obtain a </text:span><text:soft-page-break/><text:span text:style-name="T1">meaningful answer:</text:span></text:p>
      <text:p text:style-name="P9"/>
      <text:p text:style-name="P5"><text:span text:style-name="T28">1) Is </text:span><text:span text:style-name="T32">tomato plant susceptible to the attack of </text:span><text:span text:style-name="T29">Pseudomonas </text:span><text:span text:style-name="T30">syringae </text:span><text:span text:style-name="T33">pv. </text:span><text:span text:style-name="T30">Tomato </text:span><text:span text:style-name="T33">DC3000?</text:span></text:p>
      <text:p text:style-name="P6"><text:span text:style-name="T33">2) Does a high humidity and and low temperature rates favour the development of </text:span><text:span text:style-name="T30">Pectobacterium carotovorum </text:span><text:span text:style-name="T33">subsp. c</text:span><text:span text:style-name="T30">arotovorum</text:span><text:span text:style-name="T33">?</text:span></text:p>
      <text:p text:style-name="P7"><text:span text:style-name="T34">3) What is the phenotype of the disease produced by </text:span><text:span text:style-name="T31">Dickeya dadantii</text:span><text:span text:style-name="T34">?</text:span></text:p>
      <text:p text:style-name="P7"><text:span text:style-name="T34"/></text:p>
      <text:p text:style-name="P7"><text:span text:style-name="T34"/></text:p>
      <text:p text:style-name="P7"><text:span text:style-name="T34"/></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style:master-page style:name="Converted6" style:page-layout-name="Mpm2"/>
    <style:master-page style:name="Converted7"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x </meta:initial-creator>
    <meta:creation-date>2013-09-24T10:32:47</meta:creation-date>
    <dc:date>2013-09-26T16:34:32</dc:date>
    <dc:creator>Alexx </dc:creator>
    <meta:editing-duration>PT5H57M46S</meta:editing-duration>
    <meta:editing-cycles>48</meta:editing-cycles>
    <meta:generator>LibreOffice/3.6$Linux_X86_64 LibreOffice_project/360m1$Build-2</meta:generator>
    <meta:document-statistic meta:table-count="0" meta:image-count="0" meta:object-count="0" meta:page-count="2" meta:paragraph-count="9" meta:word-count="692" meta:character-count="4797" meta:non-whitespace-character-count="4100"/>
  </office:meta>
</office:document-meta>
</file>